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number-columns-repeated="2"/>
          <table:table-cell office:value-type="float" office:value="1994">
            <text:p>1994</text:p>
          </table:table-cell>
          <table:table-cell office:value-type="float" office:value="1996">
            <text:p>1996</text:p>
          </table:table-cell>
          <table:table-cell office:value-type="float" office:value="1998">
            <text:p>1998</text:p>
          </table:table-cell>
          <table:table-cell office:value-type="float" office:value="2000">
            <text:p>2000</text:p>
          </table:table-cell>
          <table:table-cell office:value-type="float" office:value="2002">
            <text:p>2002</text:p>
          </table:table-cell>
          <table:table-cell office:value-type="float" office:value="2004">
            <text:p>2004</text:p>
          </table:table-cell>
          <table:table-cell office:value-type="float" office:value="2006">
            <text:p>2006</text:p>
          </table:table-cell>
          <table:table-cell office:value-type="float" office:value="2008">
            <text:p>2008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office:value-type="string">
            <text:p>brazil</text:p>
          </table:table-cell>
          <table:table-cell table:formula="of:=AVERAGE([.C2:.M2])" office:value-type="float" office:value="5.5">
            <text:p>5.5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italy</text:p>
          </table:table-cell>
          <table:table-cell table:formula="of:=AVERAGE([.C3:.M3])" office:value-type="float" office:value="3.63636363636364">
            <text:p>3.636363636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ulgaria</text:p>
          </table:table-cell>
          <table:table-cell table:formula="of:=AVERAGE([.C4:.M4])" office:value-type="float" office:value="0.9">
            <text:p>0.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sweden</text:p>
          </table:table-cell>
          <table:table-cell table:formula="of:=AVERAGE([.C5:.M5])" office:value-type="float" office:value="1.63636363636364">
            <text:p>1.636363636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mania</text:p>
          </table:table-cell>
          <table:table-cell table:formula="of:=AVERAGE([.C6:.M6])" office:value-type="float" office:value="1.44444444444444">
            <text:p>1.44444444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etherlands</text:p>
          </table:table-cell>
          <table:table-cell table:formula="of:=AVERAGE([.C7:.M7])" office:value-type="float" office:value="3.45454545454545">
            <text:p>3.454545454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pain</text:p>
          </table:table-cell>
          <table:table-cell table:formula="of:=AVERAGE([.C8:.M8])" office:value-type="float" office:value="3.81818181818182">
            <text:p>3.818181818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germany</text:p>
          </table:table-cell>
          <table:table-cell table:formula="of:=AVERAGE([.C9:.M9])" office:value-type="float" office:value="4.45454545454545">
            <text:p>4.454545454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usa</text:p>
          </table:table-cell>
          <table:table-cell table:formula="of:=AVERAGE([.C10:.M10])" office:value-type="float" office:value="2.5">
            <text:p>2.5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nigeria</text:p>
          </table:table-cell>
          <table:table-cell table:formula="of:=AVERAGE([.C11:.M11])" office:value-type="float" office:value="1.83333333333333">
            <text:p>1.8333333333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mexico</text:p>
          </table:table-cell>
          <table:table-cell table:formula="of:=AVERAGE([.C12:.M12])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saudi arabia</text:p>
          </table:table-cell>
          <table:table-cell table:formula="of:=AVERAGE([.C13:.M13])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argentina</text:p>
          </table:table-cell>
          <table:table-cell table:formula="of:=AVERAGE([.C14:.M14])" office:value-type="float" office:value="3.83333333333333">
            <text:p>3.8333333333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ireland</text:p>
          </table:table-cell>
          <table:table-cell table:formula="of:=AVERAGE([.C15:.M15])" office:value-type="float" office:value="0.636363636363636">
            <text:p>0.636363636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elgium</text:p>
          </table:table-cell>
          <table:table-cell table:formula="of:=AVERAGE([.C16:.M16])" office:value-type="float" office:value="1.27272727272727">
            <text:p>1.272727272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witzerland</text:p>
          </table:table-cell>
          <table:table-cell table:formula="of:=AVERAGE([.C17:.M17])" office:value-type="float" office:value="1.27272727272727">
            <text:p>1.27272727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ameroon</text:p>
          </table:table-cell>
          <table:table-cell table:formula="of:=AVERAGE([.C18:.M18])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russia</text:p>
          </table:table-cell>
          <table:table-cell table:formula="of:=AVERAGE([.C19:.M19])" office:value-type="float" office:value="1.27272727272727">
            <text:p>1.27272727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norway</text:p>
          </table:table-cell>
          <table:table-cell table:formula="of:=AVERAGE([.C20:.M20])" office:value-type="float" office:value="0.545454545454545">
            <text:p>0.5454545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string">
            <text:p>colombia</text:p>
          </table:table-cell>
          <table:table-cell table:formula="of:=AVERAGE([.C21:.M21])" office:value-type="float" office:value="1.16666666666667">
            <text:p>1.1666666667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morocco</text:p>
          </table:table-cell>
          <table:table-cell table:formula="of:=AVERAGE([.C22:.M22])" office:value-type="float" office:value="0.5">
            <text:p>0.5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reece</text:p>
          </table:table-cell>
          <table:table-cell table:formula="of:=AVERAGE([.C23:.M23])" office:value-type="float" office:value="1.45454545454545">
            <text:p>1.454545454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outh korea</text:p>
          </table:table-cell>
          <table:table-cell table:formula="of:=AVERAGE([.C24:.M24])" office:value-type="float" office:value="2.33333333333333">
            <text:p>2.333333333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bolivia</text:p>
          </table:table-cell>
          <table:table-cell table:formula="of:=AVERAGE([.C25:.M25])" office:value-type="float" office:value="0.166666666666667">
            <text:p>0.166666666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zech</text:p>
          </table:table-cell>
          <table:table-cell table:formula="of:=AVERAGE([.C26:.M26])" office:value-type="float" office:value="1.8">
            <text:p>1.8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lovakia</text:p>
          </table:table-cell>
          <table:table-cell table:formula="of:=AVERAGE([.C27:.M27])" office:value-type="float" office:value="0.333333333333333">
            <text:p>0.3333333333</text:p>
          </table:table-cell>
          <table:table-cell table:number-columns-repeated="2"/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cotland</text:p>
          </table:table-cell>
          <table:table-cell table:formula="of:=AVERAGE([.C28:.M28])" office:value-type="float" office:value="0.272727272727273">
            <text:p>0.272727272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france</text:p>
          </table:table-cell>
          <table:table-cell table:formula="of:=AVERAGE([.C29:.M29])" office:value-type="float" office:value="3.27272727272727">
            <text:p>3.272727272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england</text:p>
          </table:table-cell>
          <table:table-cell table:formula="of:=AVERAGE([.C30:.M30])" office:value-type="float" office:value="2.45454545454545">
            <text:p>2.45454545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enmark</text:p>
          </table:table-cell>
          <table:table-cell table:formula="of:=AVERAGE([.C31:.M31])" office:value-type="float" office:value="1.54545454545455">
            <text:p>1.54545454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urkey</text:p>
          </table:table-cell>
          <table:table-cell table:formula="of:=AVERAGE([.C32:.M32])" office:value-type="float" office:value="1.18181818181818">
            <text:p>1.18181818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roatia</text:p>
          </table:table-cell>
          <table:table-cell table:formula="of:=AVERAGE([.C33:.M33])" office:value-type="float" office:value="2.1">
            <text:p>2.1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2">
          <table:table-cell office:value-type="string">
            <text:p>portugal</text:p>
          </table:table-cell>
          <table:table-cell table:formula="of:=AVERAGE([.C34:.M34])" office:value-type="float" office:value="2.81818181818182">
            <text:p>2.818181818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zechoslovakia</text:p>
          </table:table-cell>
          <table:table-cell table:formula="of:=AVERAGE([.C35:.M35])"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2">
          <table:table-cell office:value-type="string">
            <text:p>yugoslavia</text:p>
          </table:table-cell>
          <table:table-cell table:formula="of:=AVERAGE([.C36:.M36])" office:value-type="float" office:value="1.2">
            <text:p>1.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 office:value-type="string">
            <text:p>slovenia</text:p>
          </table:table-cell>
          <table:table-cell table:formula="of:=AVERAGE([.C37:.M37])" office:value-type="float" office:value="0.444444444444444">
            <text:p>0.444444444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latvia</text:p>
          </table:table-cell>
          <table:table-cell table:formula="of:=AVERAGE([.C38:.M38])" office:value-type="float" office:value="0.111111111111111">
            <text:p>0.1111111111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austria</text:p>
          </table:table-cell>
          <table:table-cell table:formula="of:=AVERAGE([.C39:.M39])" office:value-type="float" office:value="0.363636363636364">
            <text:p>0.363636363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land</text:p>
          </table:table-cell>
          <table:table-cell table:formula="of:=AVERAGE([.C40:.M40])" office:value-type="float" office:value="0.454545454545455">
            <text:p>0.454545454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ukraine</text:p>
          </table:table-cell>
          <table:table-cell table:formula="of:=AVERAGE([.C41:.M41])" office:value-type="float" office:value="0.666666666666667">
            <text:p>0.6666666667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hile</text:p>
          </table:table-cell>
          <table:table-cell table:formula="of:=AVERAGE([.C42:.M42])" office:value-type="float" office:value="1.5">
            <text:p>1.5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paraguay</text:p>
          </table:table-cell>
          <table:table-cell table:formula="of:=AVERAGE([.C43:.M43])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ecuador</text:p>
          </table:table-cell>
          <table:table-cell table:formula="of:=AVERAGE([.C44:.M44])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uruguay</text:p>
          </table:table-cell>
          <table:table-cell table:formula="of:=AVERAGE([.C45:.M45])" office:value-type="float" office:value="1.66666666666667">
            <text:p>1.666666666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australia</text:p>
          </table:table-cell>
          <table:table-cell table:formula="of:=AVERAGE([.C46:.M46])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new zealand</text:p>
          </table:table-cell>
          <table:table-cell table:formula="of:=AVERAGE([.C47:.N47])" office:value-type="float" office:value="0.333333333333333">
            <text:p>0.333333333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japan</text:p>
          </table:table-cell>
          <table:table-cell table:formula="of:=AVERAGE([.C48:.M48])" office:value-type="float" office:value="1.5">
            <text:p>1.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north korea</text:p>
          </table:table-cell>
          <table:table-cell table:formula="of:=AVERAGE([.C49:.M49])" office:value-type="float" office:value="0.166666666666667">
            <text:p>0.166666666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rinidad and tobago</text:p>
          </table:table-cell>
          <table:table-cell table:formula="of:=AVERAGE([.C50:.M50])" office:value-type="float" office:value="0.166666666666667">
            <text:p>0.166666666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outh africa</text:p>
          </table:table-cell>
          <table:table-cell table:formula="of:=AVERAGE([.C51:.M51])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ran</text:p>
          </table:table-cell>
          <table:table-cell table:formula="of:=AVERAGE([.C52:.M52])" office:value-type="float" office:value="0.666666666666667">
            <text:p>0.6666666667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tunisia</text:p>
          </table:table-cell>
          <table:table-cell table:formula="of:=AVERAGE([.C53:.M53])" office:value-type="float" office:value="0.666666666666667">
            <text:p>0.6666666667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jamaica</text:p>
          </table:table-cell>
          <table:table-cell table:formula="of:=AVERAGE([.C54:.M54])" office:value-type="float" office:value="0.333333333333333">
            <text:p>0.3333333333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enegal</text:p>
          </table:table-cell>
          <table:table-cell table:formula="of:=AVERAGE([.C55:.M55])" office:value-type="float" office:value="0.666666666666667">
            <text:p>0.666666666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ogo</text:p>
          </table:table-cell>
          <table:table-cell table:formula="of:=AVERAGE([.C56:.M56])" office:value-type="float" office:value="0.166666666666667">
            <text:p>0.166666666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ghana</text:p>
          </table:table-cell>
          <table:table-cell table:formula="of:=AVERAGE([.C57:.M57])" office:value-type="float" office:value="1.33333333333333">
            <text:p>1.333333333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te divoire</text:p>
          </table:table-cell>
          <table:table-cell table:formula="of:=AVERAGE([.C58:.M58])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angola</text:p>
          </table:table-cell>
          <table:table-cell table:formula="of:=AVERAGE([.C59:.M59])" office:value-type="float" office:value="0.333333333333333">
            <text:p>0.333333333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sta rica</text:p>
          </table:table-cell>
          <table:table-cell table:formula="of:=AVERAGE([.C60:.M60])" office:value-type="float" office:value="1.16666666666667">
            <text:p>1.166666666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hina</text:p>
          </table:table-cell>
          <table:table-cell table:formula="of:=AVERAGE([.C61:.M61])" office:value-type="float" office:value="0.166666666666667">
            <text:p>0.166666666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erbia and montenegro</text:p>
          </table:table-cell>
          <table:table-cell table:formula="of:=AVERAGE([.C62:.M62])" office:value-type="float" office:value="0.5">
            <text:p>0.5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bia</text:p>
          </table:table-cell>
          <table:table-cell table:formula="of:=AVERAGE([.C63:.M63])" office:value-type="float" office:value="0.25">
            <text:p>0.25</text:p>
          </table:table-cell>
          <table:table-cell table:number-columns-repeated="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bosnia herzegovina</text:p>
          </table:table-cell>
          <table:table-cell table:formula="of:=AVERAGE([.C64:.M64])" office:value-type="float" office:value="0.222222222222222">
            <text:p>0.2222222222</text:p>
          </table:table-cell>
          <table:table-cell table:number-columns-repeated="2"/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lgeria</text:p>
          </table:table-cell>
          <table:table-cell table:formula="of:=AVERAGE([.C65:.M65])" office:value-type="float" office:value="0.666666666666667">
            <text:p>0.666666666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honduras</text:p>
          </table:table-cell>
          <table:table-cell table:formula="of:=AVERAGE([.C66:.M66])" office:value-type="float" office:value="0.333333333333333">
            <text:p>0.333333333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iceland</text:p>
          </table:table-cell>
          <table:table-cell/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albania</text:p>
          </table:table-cell>
          <table:table-cell/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ungary</text:p>
          </table:table-cell>
          <table:table-cell/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wales</text:p>
          </table:table-cell>
          <table:table-cell/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northern ireland</text:p>
          </table:table-cell>
          <table:table-cell/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12/07/2016</text:date>, <text:time>20:5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 altmann</meta:initial-creator>
    <meta:creation-date>2016-06-29T22:15:46.19</meta:creation-date>
    <dc:date>2016-07-12T20:51:56.22</dc:date>
    <dc:creator>anton altmann</dc:creator>
    <meta:editing-duration>PT16M15S</meta:editing-duration>
    <meta:editing-cycles>2</meta:editing-cycles>
    <meta:generator>OpenOffice/4.0.1$Win32 OpenOffice.org_project/401m5$Build-9714</meta:generator>
    <meta:document-statistic meta:table-count="3" meta:cell-count="740" meta:object-count="0"/>
  </office:meta>
</office:document-meta>
</file>